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0000000267DADDDD06BD01D375.png" manifest:media-type="image/png"/>
  <manifest:file-entry manifest:full-path="Pictures/100002010000012C0000012CBBB556CA55CE42D6.png" manifest:media-type="image/png"/>
  <manifest:file-entry manifest:full-path="Pictures/10000201000009600000057823353B4DFB854D15.png" manifest:media-type="image/png"/>
  <manifest:file-entry manifest:full-path="Pictures/100002010000040000000400EEF18F5A4F279CB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8.377cm" svg:height="4.887cm" svg:x="19.536cm" svg:y="5.207cm">
          <draw:image xlink:href="Pictures/10000201000009600000057823353B4DFB854D15.png" xlink:type="simple" xlink:show="embed" xlink:actuate="onLoad">
            <text:p/>
          </draw:image>
        </draw:frame>
        <draw:frame draw:style-name="gr1" draw:text-style-name="P1" draw:layer="layout" svg:width="4.861cm" svg:height="4.861cm" svg:x="0.277cm" svg:y="4.857cm">
          <draw:image xlink:href="Pictures/100002010000040000000400EEF18F5A4F279CBF.png" xlink:type="simple" xlink:show="embed" xlink:actuate="onLoad">
            <text:p/>
          </draw:image>
        </draw:frame>
        <draw:frame draw:style-name="gr1" draw:text-style-name="P1" draw:layer="layout" svg:width="4.714cm" svg:height="4.715cm" svg:x="5.918cm" svg:y="5.002cm">
          <draw:image xlink:href="Pictures/100002010000012C0000012CBBB556CA55CE42D6.png" xlink:type="simple" xlink:show="embed" xlink:actuate="onLoad">
            <text:p/>
          </draw:image>
        </draw:frame>
        <draw:frame draw:style-name="gr1" draw:text-style-name="P1" draw:layer="layout" svg:width="11.003cm" svg:height="5.287cm" svg:x="10.076cm" svg:y="4.759cm">
          <draw:image xlink:href="Pictures/100002010000050000000267DADDDD06BD01D37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3T12:59:10.064144469</meta:creation-date>
    <dc:date>2019-06-23T13:05:58.384847745</dc:date>
    <meta:editing-duration>PT6M48S</meta:editing-duration>
    <meta:editing-cycles>1</meta:editing-cycles>
    <meta:document-statistic meta:object-count="27"/>
    <meta:generator>LibreOffice/6.0.7.3$Linux_X86_64 LibreOffice_project/00m0$Build-3</meta:generator>
  </office:meta>
</office:document-meta>
</file>